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Tengwar Elfica1" svg:font-family="'Tengwar Elfica'">
      <svg:font-face-src>
        <svg:font-face-uri xlink:href="Fonts/font5.ttf" xlink:type="simple">
          <svg:font-face-format svg:string="truetype"/>
        </svg:font-face-uri>
      </svg:font-face-src>
    </style:font-face>
    <style:font-face style:name="Tengwar Elfica" svg:font-family="'Tengwar Elfica'" style:font-adornments="Regular">
      <svg:font-face-src>
        <svg:font-face-uri xlink:href="Fonts/font5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>
      <svg:font-face-src>
        <svg:font-face-uri xlink:href="Fonts/font10.ttf" xlink:type="simple">
          <svg:font-face-format svg:string="truetype"/>
        </svg:font-face-uri>
      </svg:font-face-src>
    </style:font-face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10.5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22.58mm"/>
    </style:style>
    <style:style style:name="ro11" style:family="table-row">
      <style:table-row-properties style:row-height="21.41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74mm" fo:break-before="auto" style:use-optimal-row-height="false"/>
    </style:style>
    <style:style style:name="ro5" style:family="table-row">
      <style:table-row-properties style:row-height="23mm" fo:break-before="auto" style:use-optimal-row-height="false"/>
    </style:style>
    <style:style style:name="ro6" style:family="table-row">
      <style:table-row-properties style:row-height="6.95mm" fo:break-before="auto" style:use-optimal-row-height="false"/>
    </style:style>
    <style:style style:name="ro7" style:family="table-row">
      <style:table-row-properties style:row-height="8.18mm" fo:break-before="auto" style:use-optimal-row-height="false"/>
    </style:style>
    <style:style style:name="ro8" style:family="table-row">
      <style:table-row-properties style:row-height="5.01mm" fo:break-before="auto" style:use-optimal-row-height="false"/>
    </style:style>
    <style:style style:name="ro9" style:family="table-row">
      <style:table-row-properties style:row-height="37.02mm" fo:break-before="auto" style:use-optimal-row-height="true"/>
    </style:style>
    <style:style style:name="ro12" style:family="table-row">
      <style:table-row-properties style:row-height="18.68mm" fo:break-before="auto" style:use-optimal-row-height="true"/>
    </style:style>
    <style:style style:name="ro13" style:family="table-row">
      <style:table-row-properties style:row-height="12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" fo:font-size="36pt" fo:language="en" fo:country="US" style:font-name-asian="Segoe UI" style:font-size-asian="36pt" style:language-asian="en" style:country-asian="US" style:font-size-complex="36pt" style:language-complex="en" style:country-complex="US"/>
    </style:style>
    <style:style style:name="ce19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20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21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2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30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3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3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3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35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36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Tengwar Elfica" style:font-size-asian="36pt" style:language-asian="en" style:country-asian="US" style:font-name-complex="Tengwar Elfica" style:font-size-complex="36pt" style:language-complex="en" style:country-complex="US"/>
    </style:style>
    <style:style style:name="ce3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1" fo:font-size="36pt" fo:language="en" fo:country="US" style:font-name-asian="Segoe UI" style:font-size-asian="36pt" style:language-asian="en" style:country-asian="US" style:font-size-complex="36pt" style:language-complex="en" style:country-complex="US"/>
    </style:style>
    <style:style style:name="ce40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Tengwar Elfica" style:font-size-asian="36pt" style:language-asian="en" style:country-asian="US" style:font-name-complex="Tengwar Elfica" style:font-size-complex="36pt" style:language-complex="en" style:country-complex="US"/>
    </style:style>
    <style:style style:name="ce4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4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4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5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" fo:font-size="36pt" fo:language="en" fo:country="US" style:font-name-asian="Segoe UI" style:font-size-asian="36pt" style:language-asian="en" style:country-asian="US" style:font-size-complex="36pt" style:language-complex="en" style:country-complex="US"/>
    </style:style>
    <style:style style:name="ce51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5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5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5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size="16pt" style:font-size-asian="16pt" style:font-size-complex="16pt"/>
    </style:style>
    <style:style style:name="ce5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666666" fo:font-size="16pt" style:font-size-asian="16pt" style:font-size-complex="16pt"/>
    </style:style>
    <style:style style:name="ce5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666666" fo:font-size="16pt" style:font-size-asian="16pt" style:font-size-complex="16pt"/>
    </style:style>
    <style:style style:name="ce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fo:color="#666666" fo:font-size="16pt" style:font-size-asian="16pt" style:font-size-complex="16pt"/>
    </style:style>
    <style:style style:name="ce60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color="#666666" style:font-name="Liberation Sans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6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6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Tengwar Elfica1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6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65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67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ce6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Tengwar Elfica" style:font-size-asian="36pt" style:language-asian="en" style:country-asian="US" style:font-name-complex="Tengwar Elfica" style:font-size-complex="36pt" style:language-complex="en" style:country-complex="US"/>
    </style:style>
    <style:style style:name="ce69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color="#666666" style:font-name="Liberation Sans1" fo:font-size="20pt" fo:font-weight="normal" style:font-size-asian="20pt" style:font-weight-asian="normal" style:font-size-complex="20pt" style:font-weight-complex="normal"/>
    </style:style>
    <style:style style:name="ce7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666666" fo:font-size="16pt" fo:font-weight="normal" style:font-size-asian="16pt" style:font-weight-asian="normal" style:font-size-complex="16pt" style:font-weight-complex="normal"/>
    </style:style>
    <style:style style:name="ce7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engwar Elfica1" fo:font-size="36pt" fo:language="en" fo:country="US" style:font-name-asian="Segoe UI" style:font-size-asian="36pt" style:language-asian="en" style:country-asian="US" style:font-size-complex="36pt" style:language-complex="en" style:country-complex="US"/>
    </style:style>
    <style:style style:name="ce72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Tengwar Elfica" style:font-size-asian="36pt" style:language-asian="en" style:country-asian="US" style:font-name-complex="Tengwar Elfica" style:font-size-complex="36pt" style:language-complex="en" style:country-complex="US"/>
    </style:style>
    <style:style style:name="ce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Tengwar Elfica" fo:font-size="36pt" fo:language="en" fo:country="US" style:font-name-asian="Segoe UI" style:font-size-asian="36pt" style:language-asian="en" style:country-asian="US" style:font-name-complex="Tengwar Elfica1" style:font-size-complex="36pt" style:language-complex="en" style:country-complex="US"/>
    </style:style>
    <style:style style:name="T4" style:family="text">
      <style:text-properties style:font-name="Tengwar Elfica"/>
    </style:style>
    <style:style style:name="T2" style:family="text">
      <style:text-properties fo:font-size="36pt" fo:language="none" fo:country="none" style:font-size-asian="36pt" style:font-size-complex="36pt"/>
    </style:style>
    <style:style style:name="T3" style:family="text">
      <style:text-properties style:font-name="Tengwar Elfica" fo:font-size="36pt" fo:language="none" fo:country="none" style:font-size-asian="36pt" style:font-size-complex="36pt"/>
    </style:style>
    <style:style style:name="T5" style:family="text">
      <style:text-properties style:font-name="Tengwar Elfica" style:font-name-asian="Tengwar Elfica" style:font-name-complex="Tengwar Elfica"/>
    </style:style>
    <style:style style:name="T6" style:family="text">
      <style:text-properties style:font-name="Liberation Sans"/>
    </style:style>
    <style:style style:name="T7" style:family="text">
      <style:text-properties fo:font-size="36pt" fo:language="none" fo:country="none" style:font-size-asian="36pt" style:font-size-complex="36pt"/>
    </style:style>
    <style:style style:name="T8" style:family="text">
      <style:text-properties fo:font-size="36pt" fo:language="none" fo:country="none" style:font-size-asian="36pt" style:font-size-complex="36pt" style:font-name="Tengwar Elfica"/>
    </style:style>
    <style:style style:name="T9" style:family="text">
      <style:text-properties style:font-name="Tengwar Elfica"/>
    </style:style>
    <style:style style:name="T10" style:family="text">
      <style:text-properties style:font-name="Tengwar Elfica" style:font-name-asian="Tengwar Elfica" style:font-name-complex="Tengwar Elfica"/>
    </style:style>
  </office:automatic-styles>
  <office:body>
    <office:spreadsheet>
      <table:calculation-settings table:automatic-find-labels="false"/>
      <table:table table:name="V-I" table:style-name="ta1">
        <table:table-column table:style-name="co2" table:default-cell-style-name="ce44"/>
        <table:table-column table:style-name="co3" table:default-cell-style-name="ce45"/>
        <table:table-column table:style-name="co4" table:default-cell-style-name="ce45"/>
        <table:table-column table:style-name="co2" table:default-cell-style-name="ce56"/>
        <table:table-column table:style-name="co3" table:default-cell-style-name="ce45"/>
        <table:table-column table:style-name="co4" table:default-cell-style-name="ce45"/>
        <table:table-column table:style-name="co2" table:default-cell-style-name="ce56"/>
        <table:table-column table:style-name="co3" table:default-cell-style-name="ce45"/>
        <table:table-column table:style-name="co4" table:default-cell-style-name="ce45"/>
        <table:table-column table:style-name="co2" table:default-cell-style-name="ce56"/>
        <table:table-column table:style-name="co3" table:default-cell-style-name="ce45"/>
        <table:table-column table:style-name="co4" table:default-cell-style-name="ce45"/>
        <table:table-column table:style-name="co2" table:default-cell-style-name="ce56"/>
        <table:table-column table:style-name="co3" table:default-cell-style-name="ce45"/>
        <table:table-column table:style-name="co6" table:number-columns-repeated="1010" table:default-cell-style-name="ce45"/>
        <table:table-row table:style-name="ro3">
          <table:table-cell table:style-name="ce23" office:value-type="string" calcext:value-type="string" table:number-columns-spanned="14" table:number-rows-spanned="1">
            <text:p>«MELFA» System. A Hybrid of Tengwar &amp; «МЭ».</text:p>
          </table:table-cell>
          <table:covered-table-cell table:number-columns-repeated="13"/>
          <table:table-cell table:style-name="ce48"/>
          <table:table-cell table:number-columns-repeated="1009"/>
        </table:table-row>
        <table:table-row table:style-name="ro4">
          <table:table-cell table:style-name="ce23" table:number-columns-spanned="14" table:number-rows-spanned="1"/>
          <table:covered-table-cell table:number-columns-repeated="13"/>
          <table:table-cell table:style-name="ce48"/>
          <table:table-cell table:number-columns-repeated="1009"/>
        </table:table-row>
        <table:table-row table:style-name="ro3">
          <table:table-cell table:style-name="ce23" office:value-type="string" calcext:value-type="string" table:number-columns-spanned="14" table:number-rows-spanned="1">
            <text:p>1. MOOING.</text:p>
          </table:table-cell>
          <table:covered-table-cell table:number-columns-repeated="13"/>
          <table:table-cell table:style-name="ce48"/>
          <table:table-cell table:number-columns-repeated="1009"/>
        </table:table-row>
        <table:table-row table:style-name="ro5">
          <table:table-cell table:style-name="ce24" office:value-type="string" calcext:value-type="string">
            <text:p>M</text:p>
          </table:table-cell>
          <table:table-cell table:style-name="ce46" office:value-type="string" calcext:value-type="string">
            <text:p></text:p>
          </table:table-cell>
          <table:table-cell table:style-name="ce48"/>
          <table:table-cell table:style-name="ce24" office:value-type="string" calcext:value-type="string">
            <text:p>M</text:p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57"/>
          <table:table-cell table:style-name="ce48"/>
          <table:table-cell table:style-name="ce57"/>
          <table:table-cell table:style-name="ce48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number-columns-repeated="1009"/>
        </table:table-row>
        <table:table-row table:style-name="ro5">
          <table:table-cell table:style-name="ce24" office:value-type="string" calcext:value-type="string">
            <text:p>N</text:p>
          </table:table-cell>
          <table:table-cell table:style-name="ce47" office:value-type="string" calcext:value-type="string">
            <text:p></text:p>
          </table:table-cell>
          <table:table-cell table:style-name="ce48"/>
          <table:table-cell table:style-name="ce24" office:value-type="string" calcext:value-type="string">
            <text:p>N</text:p>
            <text:p>N</text:p>
          </table:table-cell>
          <table:table-cell table:style-name="ce62" office:value-type="float" office:value="5" calcext:value-type="float">
            <text:p>5</text:p>
          </table:table-cell>
          <table:table-cell table:style-name="ce48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number-columns-repeated="1009"/>
        </table:table-row>
        <table:table-row table:style-name="ro4">
          <table:table-cell table:style-name="ce25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number-columns-repeated="1009"/>
        </table:table-row>
        <table:table-row table:style-name="ro6">
          <table:table-cell table:style-name="ce23" office:value-type="string" calcext:value-type="string" table:number-columns-spanned="14" table:number-rows-spanned="1">
            <text:p>2. OPEN SOUNDS.</text:p>
          </table:table-cell>
          <table:covered-table-cell table:number-columns-repeated="13"/>
          <table:table-cell table:style-name="ce48"/>
          <table:table-cell table:number-columns-repeated="1009"/>
        </table:table-row>
        <table:table-row table:style-name="ro5">
          <table:table-cell table:style-name="ce26" office:value-type="string" calcext:value-type="string">
            <text:p>A</text:p>
          </table:table-cell>
          <table:table-cell table:style-name="ce49" office:value-type="string" calcext:value-type="string">
            <text:p>]</text:p>
          </table:table-cell>
          <table:table-cell table:style-name="ce48"/>
          <table:table-cell table:style-name="ce58" office:value-type="string" calcext:value-type="string">
            <text:p>O</text:p>
          </table:table-cell>
          <table:table-cell table:style-name="ce63" office:value-type="string" calcext:value-type="string">
            <text:p>h</text:p>
          </table:table-cell>
          <table:table-cell table:style-name="ce48"/>
          <table:table-cell table:style-name="ce58" office:value-type="string" calcext:value-type="string">
            <text:p>U</text:p>
          </table:table-cell>
          <table:table-cell table:style-name="ce63" office:value-type="string" calcext:value-type="string">
            <text:p>.</text:p>
          </table:table-cell>
          <table:table-cell table:style-name="ce48"/>
          <table:table-cell table:style-name="ce58" office:value-type="string" calcext:value-type="string">
            <text:p>E</text:p>
          </table:table-cell>
          <table:table-cell table:style-name="ce49" office:value-type="string" calcext:value-type="string">
            <text:p>l</text:p>
          </table:table-cell>
          <table:table-cell table:style-name="ce48"/>
          <table:table-cell table:style-name="ce58" office:value-type="string" calcext:value-type="string">
            <text:p>I</text:p>
          </table:table-cell>
          <table:table-cell table:style-name="ce49" office:value-type="string" calcext:value-type="string">
            <text:p>~</text:p>
          </table:table-cell>
          <table:table-cell table:style-name="ce48"/>
          <table:table-cell table:number-columns-repeated="1009"/>
        </table:table-row>
        <table:table-row table:style-name="ro5">
          <table:table-cell table:style-name="ce27" office:value-type="string" calcext:value-type="string">
            <text:p>IA</text:p>
          </table:table-cell>
          <table:table-cell table:style-name="ce50" office:value-type="string" calcext:value-type="string">
            <text:p><text:span text:style-name="T7">]</text:span><text:span text:style-name="T8">Ĭ</text:span></text:p>
          </table:table-cell>
          <table:table-cell table:style-name="ce48"/>
          <table:table-cell table:style-name="ce59" office:value-type="string" calcext:value-type="string">
            <text:p>IO</text:p>
          </table:table-cell>
          <table:table-cell table:style-name="ce50" office:value-type="string" calcext:value-type="string">
            <text:p><text:span text:style-name="T7">h</text:span><text:span text:style-name="T8">Ĭ</text:span></text:p>
          </table:table-cell>
          <table:table-cell table:style-name="ce48"/>
          <table:table-cell table:style-name="ce59" office:value-type="string" calcext:value-type="string">
            <text:p>IU</text:p>
          </table:table-cell>
          <table:table-cell table:style-name="ce66" office:value-type="string" calcext:value-type="string">
            <text:p>.<text:span text:style-name="T9">Ĭ</text:span></text:p>
          </table:table-cell>
          <table:table-cell table:style-name="ce48"/>
          <table:table-cell table:style-name="ce59" office:value-type="string" calcext:value-type="string">
            <text:p>IE</text:p>
          </table:table-cell>
          <table:table-cell table:style-name="ce71" office:value-type="string" calcext:value-type="string">
            <text:p>l'</text:p>
          </table:table-cell>
          <table:table-cell table:style-name="ce48"/>
          <table:table-cell table:style-name="ce57"/>
          <table:table-cell table:style-name="ce48" table:number-columns-repeated="2"/>
          <table:table-cell table:number-columns-repeated="1009"/>
        </table:table-row>
        <table:table-row table:style-name="ro4">
          <table:table-cell table:style-name="ce25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number-columns-repeated="1009"/>
        </table:table-row>
        <table:table-row table:style-name="ro3">
          <table:table-cell table:style-name="ce23" office:value-type="string" calcext:value-type="string" table:number-columns-spanned="14" table:number-rows-spanned="1">
            <text:p>3. COMPRESSED SOUNDS.</text:p>
          </table:table-cell>
          <table:covered-table-cell table:style-name="ce33"/>
          <table:covered-table-cell table:style-name="ce48"/>
          <table:covered-table-cell table:number-columns-repeated="2" table:style-name="ce33"/>
          <table:covered-table-cell table:style-name="ce48"/>
          <table:covered-table-cell table:number-columns-repeated="2" table:style-name="ce33"/>
          <table:covered-table-cell table:style-name="ce48"/>
          <table:covered-table-cell table:number-columns-repeated="2" table:style-name="ce33"/>
          <table:covered-table-cell table:style-name="ce48"/>
          <table:covered-table-cell table:number-columns-repeated="2" table:style-name="ce33"/>
          <table:table-cell table:style-name="ce48"/>
          <table:table-cell table:number-columns-repeated="1009"/>
        </table:table-row>
        <table:table-row table:style-name="ro5">
          <table:table-cell table:style-name="ce28" office:value-type="string" calcext:value-type="string">
            <text:p>F</text:p>
          </table:table-cell>
          <table:table-cell table:style-name="ce51" office:value-type="string" calcext:value-type="string">
            <text:p>e</text:p>
          </table:table-cell>
          <table:table-cell table:style-name="ce48"/>
          <table:table-cell table:style-name="ce28" office:value-type="string" calcext:value-type="string">
            <text:p>S</text:p>
          </table:table-cell>
          <table:table-cell table:style-name="ce51" office:value-type="float" office:value="8" calcext:value-type="float">
            <text:p>8</text:p>
          </table:table-cell>
          <table:table-cell table:style-name="ce48"/>
          <table:table-cell table:style-name="ce28" office:value-type="string" calcext:value-type="string">
            <text:p>H</text:p>
          </table:table-cell>
          <table:table-cell table:style-name="ce51" office:value-type="float" office:value="9" calcext:value-type="float">
            <text:p>9</text:p>
          </table:table-cell>
          <table:table-cell table:style-name="ce48"/>
          <table:table-cell table:style-name="ce69" office:value-type="string" calcext:value-type="string">
            <text:p>ʃ</text:p>
          </table:table-cell>
          <table:table-cell table:style-name="ce72" office:value-type="string" calcext:value-type="string">
            <text:p></text:p>
          </table:table-cell>
          <table:table-cell table:style-name="ce48"/>
          <table:table-cell table:style-name="ce57"/>
          <table:table-cell table:style-name="ce48" table:number-columns-repeated="2"/>
          <table:table-cell table:number-columns-repeated="1009"/>
        </table:table-row>
        <table:table-row table:style-name="ro5">
          <table:table-cell table:style-name="ce28" office:value-type="string" calcext:value-type="string">
            <text:p>V</text:p>
          </table:table-cell>
          <table:table-cell table:style-name="ce51" office:value-type="string" calcext:value-type="string">
            <text:p>r</text:p>
          </table:table-cell>
          <table:table-cell table:style-name="ce48"/>
          <table:table-cell table:style-name="ce28" office:value-type="string" calcext:value-type="string">
            <text:p>Z</text:p>
          </table:table-cell>
          <table:table-cell table:style-name="ce51" office:value-type="string" calcext:value-type="string">
            <text:p>k</text:p>
          </table:table-cell>
          <table:table-cell table:style-name="ce48"/>
          <table:table-cell table:style-name="ce65" office:value-type="string" calcext:value-type="string">
            <text:p>R</text:p>
          </table:table-cell>
          <table:table-cell table:style-name="ce67" office:value-type="float" office:value="7" calcext:value-type="float">
            <text:p>7</text:p>
          </table:table-cell>
          <table:table-cell table:style-name="ce48"/>
          <table:table-cell table:style-name="ce69" office:value-type="string" calcext:value-type="string">
            <text:p>ʒ</text:p>
          </table:table-cell>
          <table:table-cell table:style-name="ce72" office:value-type="string" calcext:value-type="string">
            <text:p></text:p>
          </table:table-cell>
          <table:table-cell table:style-name="ce48"/>
          <table:table-cell table:style-name="ce57"/>
          <table:table-cell table:style-name="ce48" table:number-columns-repeated="2"/>
          <table:table-cell table:number-columns-repeated="1009"/>
        </table:table-row>
        <table:table-row table:style-name="ro4">
          <table:table-cell table:style-name="ce33" table:number-columns-repeated="2"/>
          <table:table-cell table:style-name="ce48"/>
          <table:table-cell table:style-name="ce57"/>
          <table:table-cell table:style-name="ce48" table:number-columns-repeated="2"/>
          <table:table-cell table:style-name="ce33" table:number-columns-repeated="2"/>
          <table:table-cell table:style-name="ce48"/>
          <table:table-cell table:style-name="ce33" table:number-columns-repeated="2"/>
          <table:table-cell table:style-name="ce48"/>
          <table:table-cell table:style-name="ce33" table:number-columns-repeated="2"/>
          <table:table-cell table:style-name="ce48"/>
          <table:table-cell table:number-columns-repeated="1009"/>
        </table:table-row>
        <table:table-row table:style-name="ro3">
          <table:table-cell table:style-name="ce23" office:value-type="string" calcext:value-type="string" table:number-columns-spanned="14" table:number-rows-spanned="1">
            <text:p>4. STOP SOUNDS.</text:p>
          </table:table-cell>
          <table:covered-table-cell table:number-columns-repeated="2" table:style-name="ce48"/>
          <table:covered-table-cell table:style-name="ce57"/>
          <table:covered-table-cell table:number-columns-repeated="2" table:style-name="ce48"/>
          <table:covered-table-cell table:style-name="ce57"/>
          <table:covered-table-cell table:number-columns-repeated="2" table:style-name="ce48"/>
          <table:covered-table-cell table:style-name="ce57"/>
          <table:covered-table-cell table:number-columns-repeated="2" table:style-name="ce48"/>
          <table:covered-table-cell table:style-name="ce57"/>
          <table:covered-table-cell table:style-name="ce48"/>
          <table:table-cell table:style-name="ce48"/>
          <table:table-cell table:number-columns-repeated="1009"/>
        </table:table-row>
        <table:table-row table:style-name="ro5">
          <table:table-cell table:style-name="ce37" office:value-type="string" calcext:value-type="string">
            <text:p>P</text:p>
          </table:table-cell>
          <table:table-cell table:style-name="ce52" office:value-type="string" calcext:value-type="string">
            <text:p>q</text:p>
          </table:table-cell>
          <table:table-cell table:style-name="ce48"/>
          <table:table-cell table:style-name="ce37" office:value-type="string" calcext:value-type="string">
            <text:p>T</text:p>
          </table:table-cell>
          <table:table-cell table:style-name="ce52" office:value-type="float" office:value="1" calcext:value-type="float">
            <text:p>1</text:p>
          </table:table-cell>
          <table:table-cell table:style-name="ce48"/>
          <table:table-cell table:style-name="ce37" office:value-type="string" calcext:value-type="string">
            <text:p>K</text:p>
          </table:table-cell>
          <table:table-cell table:style-name="ce52" office:value-type="string" calcext:value-type="string">
            <text:p>a</text:p>
          </table:table-cell>
          <table:table-cell table:style-name="ce48"/>
          <table:table-cell table:style-name="ce37" office:value-type="string" calcext:value-type="string">
            <text:p>L</text:p>
          </table:table-cell>
          <table:table-cell table:style-name="ce52" office:value-type="string" calcext:value-type="string">
            <text:p>j</text:p>
          </table:table-cell>
          <table:table-cell table:style-name="ce48"/>
          <table:table-cell table:style-name="ce33" table:number-columns-repeated="2"/>
          <table:table-cell table:style-name="ce48"/>
          <table:table-cell table:number-columns-repeated="1009"/>
        </table:table-row>
        <table:table-row table:style-name="ro5">
          <table:table-cell table:style-name="ce37" office:value-type="string" calcext:value-type="string">
            <text:p>B</text:p>
          </table:table-cell>
          <table:table-cell table:style-name="ce52" office:value-type="string" calcext:value-type="string">
            <text:p>w</text:p>
          </table:table-cell>
          <table:table-cell table:style-name="ce48"/>
          <table:table-cell table:style-name="ce37" office:value-type="string" calcext:value-type="string">
            <text:p>D</text:p>
          </table:table-cell>
          <table:table-cell table:style-name="ce52" office:value-type="float" office:value="2" calcext:value-type="float">
            <text:p>2</text:p>
          </table:table-cell>
          <table:table-cell table:style-name="ce48"/>
          <table:table-cell table:style-name="ce37" office:value-type="string" calcext:value-type="string">
            <text:p>G</text:p>
          </table:table-cell>
          <table:table-cell table:style-name="ce52" office:value-type="string" calcext:value-type="string">
            <text:p>s</text:p>
          </table:table-cell>
          <table:table-cell table:style-name="ce48"/>
          <table:table-cell table:style-name="ce57"/>
          <table:table-cell table:style-name="ce48" table:number-columns-repeated="2"/>
          <table:table-cell table:style-name="ce33" table:number-columns-repeated="2"/>
          <table:table-cell table:style-name="ce48"/>
          <table:table-cell table:number-columns-repeated="1009"/>
        </table:table-row>
        <table:table-row table:style-name="ro4">
          <table:table-cell table:style-name="ce25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number-columns-repeated="1009"/>
        </table:table-row>
        <table:table-row table:style-name="ro3">
          <table:table-cell table:style-name="ce23" office:value-type="string" calcext:value-type="string" table:number-columns-spanned="8" table:number-rows-spanned="1">
            <text:p>5. SHORT SOUNDS.</text:p>
          </table:table-cell>
          <table:covered-table-cell table:number-columns-repeated="2" table:style-name="ce48"/>
          <table:covered-table-cell table:style-name="ce57"/>
          <table:covered-table-cell table:number-columns-repeated="2" table:style-name="ce48"/>
          <table:covered-table-cell table:style-name="ce57"/>
          <table:covered-table-cell table:style-name="ce48"/>
          <table:table-cell table:style-name="ce48"/>
          <table:table-cell table:style-name="ce23" office:value-type="string" calcext:value-type="string" table:number-columns-spanned="6" table:number-rows-spanned="1">
            <text:p>6. PUNCTUATION.</text:p>
          </table:table-cell>
          <table:covered-table-cell table:number-columns-repeated="2" table:style-name="ce48"/>
          <table:covered-table-cell table:style-name="ce57"/>
          <table:covered-table-cell table:number-columns-repeated="2" table:style-name="ce48"/>
          <table:table-cell table:number-columns-repeated="1009"/>
        </table:table-row>
        <table:table-row table:style-name="ro5">
          <table:table-cell table:style-name="ce38" office:value-type="string" calcext:value-type="string">
            <text:p>W</text:p>
          </table:table-cell>
          <table:table-cell table:style-name="ce53" office:value-type="string" calcext:value-type="string">
            <text:p><text:span text:style-name="T9">hÚ</text:span></text:p>
          </table:table-cell>
          <table:table-cell table:style-name="ce48"/>
          <table:table-cell table:style-name="ce60" office:value-type="string" calcext:value-type="string">
            <text:p>J</text:p>
          </table:table-cell>
          <table:table-cell table:style-name="ce64" office:value-type="string" calcext:value-type="string">
            <text:p>~<text:span text:style-name="T9">Û</text:span></text:p>
          </table:table-cell>
          <table:table-cell table:style-name="ce48"/>
          <table:table-cell table:style-name="ce60" office:value-type="string" calcext:value-type="string">
            <text:p>'</text:p>
          </table:table-cell>
          <table:table-cell table:style-name="ce68" office:value-type="string" calcext:value-type="string">
            <text:p><text:span text:style-name="T9"> </text:span><text:span text:style-name="T10"></text:span></text:p>
          </table:table-cell>
          <table:table-cell table:style-name="ce48"/>
          <table:table-cell table:style-name="ce70" office:value-type="string" calcext:value-type="string">
            <text:p>.</text:p>
          </table:table-cell>
          <table:table-cell table:style-name="ce73" office:value-type="string" calcext:value-type="string">
            <text:p>-</text:p>
          </table:table-cell>
          <table:table-cell table:style-name="ce48"/>
          <table:table-cell table:style-name="ce70" office:value-type="string" calcext:value-type="string">
            <text:p>,</text:p>
          </table:table-cell>
          <table:table-cell table:style-name="ce73" office:value-type="string" calcext:value-type="string">
            <text:p>=</text:p>
          </table:table-cell>
          <table:table-cell table:style-name="ce48"/>
          <table:table-cell table:number-columns-repeated="1009"/>
        </table:table-row>
        <table:table-row table:style-name="ro7">
          <table:table-cell table:style-name="ce25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2"/>
          <table:table-cell table:number-columns-repeated="1009"/>
        </table:table-row>
        <table:table-row table:style-name="ro3">
          <table:table-cell table:style-name="ce23" office:value-type="string" calcext:value-type="string" table:number-columns-spanned="14" table:number-rows-spanned="1">
            <text:p>EXPLAINATIONS.</text:p>
          </table:table-cell>
          <table:covered-table-cell table:number-columns-repeated="13"/>
          <table:table-cell table:style-name="ce48"/>
          <table:table-cell table:number-columns-repeated="1009"/>
        </table:table-row>
        <table:table-row table:style-name="ro3">
          <table:table-cell table:style-name="ce42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number-columns-repeated="1009"/>
        </table:table-row>
        <table:table-row table:style-name="ro3">
          <table:table-cell table:style-name="ce42" office:value-type="string" calcext:value-type="string" table:number-columns-spanned="15" table:number-rows-spanned="1">
            <text:p>1. The Letters «M» and «N» are the same as in English language.</text:p>
          </table:table-cell>
          <table:covered-table-cell table:number-columns-repeated="2" table:style-name="ce55"/>
          <table:covered-table-cell table:style-name="ce44"/>
          <table:covered-table-cell table:number-columns-repeated="2" table:style-name="ce55"/>
          <table:covered-table-cell table:style-name="ce44"/>
          <table:covered-table-cell table:number-columns-repeated="2" table:style-name="ce55"/>
          <table:covered-table-cell table:style-name="ce44"/>
          <table:covered-table-cell table:number-columns-repeated="2" table:style-name="ce55"/>
          <table:covered-table-cell table:style-name="ce44"/>
          <table:covered-table-cell table:number-columns-repeated="2" table:style-name="ce55"/>
          <table:table-cell table:number-columns-repeated="1009"/>
        </table:table-row>
        <table:table-row table:style-name="ro8">
          <table:table-cell table:style-name="ce42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number-columns-repeated="1009"/>
        </table:table-row>
        <table:table-row table:style-name="ro9">
          <table:table-cell table:style-name="ce43" office:value-type="string" calcext:value-type="string" table:number-columns-spanned="15" table:number-rows-spanned="1">
            <text:p>2. «A», «O», «U», «E» and «I» are as in Latin language. The sounds «IA», «IO», «IU», «IE» are a mixture sound with the «I». «IA» is «I» and «A» at the same time, similar to Finnish «<text:span text:style-name="T6">Ä». The «IO» is as German «Ö». «IU» is German «Ü». «E» is similar to English words «bad», «mad», «pad». «IE» is a soft «E» as in «men», «get» and even softer as second «e» in «select» and second vowel in «volley».</text:span></text:p>
          </table:table-cell>
          <table:covered-table-cell table:number-columns-repeated="2" table:style-name="ce55"/>
          <table:covered-table-cell table:style-name="ce44"/>
          <table:covered-table-cell table:number-columns-repeated="2" table:style-name="ce55"/>
          <table:covered-table-cell table:style-name="ce44"/>
          <table:covered-table-cell table:number-columns-repeated="2" table:style-name="ce55"/>
          <table:covered-table-cell table:style-name="ce44"/>
          <table:covered-table-cell table:number-columns-repeated="2" table:style-name="ce55"/>
          <table:covered-table-cell table:style-name="ce44"/>
          <table:covered-table-cell table:number-columns-repeated="2" table:style-name="ce55"/>
          <table:table-cell table:number-columns-repeated="1009"/>
        </table:table-row>
        <table:table-row table:style-name="ro8">
          <table:table-cell table:style-name="ce42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number-columns-repeated="1009"/>
        </table:table-row>
        <table:table-row table:style-name="ro12">
          <table:table-cell table:style-name="ce43" office:value-type="string" calcext:value-type="string" table:number-columns-spanned="15" table:number-rows-spanned="1">
            <text:p>3. «V» as in «vote», «F» as in «free», «Z» as in «zoo», «S» as in «solar», «H» as in «hide». «R» is an English «R» in «rose», «red». «ʃ» and «ʒ» are as in the International Phonetic Alphabet.</text:p>
          </table:table-cell>
          <table:covered-table-cell table:number-columns-repeated="14"/>
          <table:table-cell table:number-columns-repeated="1009"/>
        </table:table-row>
        <table:table-row table:style-name="ro8">
          <table:table-cell table:style-name="ce42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number-columns-repeated="1009"/>
        </table:table-row>
        <table:table-row table:style-name="ro13">
          <table:table-cell table:style-name="ce43" office:value-type="string" calcext:value-type="string" table:number-columns-spanned="15" table:number-rows-spanned="1">
            <text:p>4. «B», «P», «D», «T», «G», «K» and «L» are obvious. Pay attention that «G» is always as in «green».</text:p>
          </table:table-cell>
          <table:covered-table-cell table:number-columns-repeated="14"/>
          <table:table-cell table:number-columns-repeated="1009"/>
        </table:table-row>
        <table:table-row table:style-name="ro8">
          <table:table-cell table:style-name="ce42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number-columns-repeated="1009"/>
        </table:table-row>
        <table:table-row table:style-name="ro12">
          <table:table-cell table:style-name="ce43" office:value-type="string" calcext:value-type="string" table:number-columns-spanned="15" table:number-rows-spanned="1">
            <text:p>5. «W» is a shortened type of «U», just like in English «why», «where». «J» is a shortened «I» just like in German «j» in «Junge» or English «yahoo», «yet», «young».</text:p>
          </table:table-cell>
          <table:covered-table-cell table:number-columns-repeated="14"/>
          <table:table-cell table:number-columns-repeated="1009"/>
        </table:table-row>
        <table:table-row table:style-name="ro8">
          <table:table-cell table:style-name="ce42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number-columns-repeated="1009"/>
        </table:table-row>
        <table:table-row table:style-name="ro12">
          <table:table-cell table:style-name="ce43" office:value-type="string" calcext:value-type="string" table:number-columns-spanned="15" table:number-rows-spanned="1">
            <text:p>The symbols on the left side from the MELFA symbols are written only to show the approximate meaning. They are not used anywhere in the written form! </text:p>
          </table:table-cell>
          <table:covered-table-cell table:number-columns-repeated="14"/>
          <table:table-cell table:number-columns-repeated="1009"/>
        </table:table-row>
        <table:table-row table:style-name="ro8">
          <table:table-cell table:style-name="ce42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style-name="ce25"/>
          <table:table-cell table:style-name="ce54" table:number-columns-repeated="2"/>
          <table:table-cell table:number-columns-repeated="1009"/>
        </table:table-row>
        <table:table-row table:style-name="ro3" table:number-rows-repeated="1048534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V-II" table:style-name="ta1">
        <table:table-column table:style-name="co5" table:number-columns-repeated="988" table:default-cell-style-name="ce13"/>
        <table:table-column table:style-name="co5" table:number-columns-repeated="36" table:default-cell-style-name="Default"/>
        <table:table-row table:style-name="ro1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17" office:value-type="string" calcext:value-type="string">
            <text:p>]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.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~</text:p>
          </table:table-cell>
          <table:table-cell table:style-name="ce32" office:value-type="string" calcext:value-type="string">
            <text:p>~<text:span text:style-name="T4">Û</text:span>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40" office:value-type="string" calcext:value-type="string">
            <text:p></text:p>
          </table:table-cell>
          <table:table-cell table:style-name="ce20" office:value-type="string" calcext:value-type="string">
            <text:p>q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j</text:p>
          </table:table-cell>
          <table:table-cell table:style-name="ce41" office:value-type="string" calcext:value-type="string">
            <text:p>=</text:p>
          </table:table-cell>
          <table:table-cell table:number-columns-repeated="1007"/>
        </table:table-row>
        <table:table-row table:style-name="ro11"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t</text:p>
          </table:table-cell>
          <table:table-cell table:style-name="ce18" office:value-type="string" calcext:value-type="string">
            <text:p><text:span text:style-name="T2">]</text:span><text:span text:style-name="T3">Ĭ</text:span></text:p>
          </table:table-cell>
          <table:table-cell table:style-name="ce18" office:value-type="string" calcext:value-type="string">
            <text:p><text:span text:style-name="T2">h</text:span><text:span text:style-name="T3">Ĭ</text:span></text:p>
          </table:table-cell>
          <table:table-cell table:style-name="ce34" office:value-type="string" calcext:value-type="string">
            <text:p>.<text:span text:style-name="T4">Ĭ</text:span></text:p>
          </table:table-cell>
          <table:table-cell table:style-name="ce39" office:value-type="string" calcext:value-type="string">
            <text:p>l'</text:p>
          </table:table-cell>
          <table:table-cell table:style-name="ce36" office:value-type="string" calcext:value-type="string">
            <text:p><text:span text:style-name="T4"> </text:span><text:span text:style-name="T5"></text:span></text:p>
          </table:table-cell>
          <table:table-cell table:style-name="ce21" office:value-type="string" calcext:value-type="string">
            <text:p><text:span text:style-name="T4">hÚ</text:span>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k</text:p>
          </table:table-cell>
          <table:table-cell table:style-name="ce35" office:value-type="float" office:value="7" calcext:value-type="float">
            <text:p>7</text:p>
          </table:table-cell>
          <table:table-cell table:style-name="ce40" office:value-type="string" calcext:value-type="string">
            <text:p>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s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-</text:p>
          </table:table-cell>
          <table:table-cell table:number-columns-repeated="1007"/>
        </table:table-row>
        <table:table-row table:style-name="ro10" table:number-rows-repeated="104857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Tengwar Elfica1" svg:font-family="'Tengwar Elfica'"/>
    <style:font-face style:name="Tengwar Elfica" svg:font-family="'Tengwar Elfica'" style:font-adornments="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.00.0000</text:date>, <text:time style:data-style-name="N2" text:time-value="12:22:31.50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7:09:13.937000000</meta:creation-date>
    <dc:date>2017-03-03T12:23:07.421000000</dc:date>
    <meta:editing-duration>PT10H33M56S</meta:editing-duration>
    <meta:editing-cycles>141</meta:editing-cycles>
    <meta:generator>LibreOffice/5.2.5.1$Windows_x86 LibreOffice_project/0312e1a284a7d50ca85a365c316c7abbf20a4d22</meta:generator>
    <meta:document-statistic meta:table-count="2" meta:cell-count="114" meta:object-count="0"/>
  </office:meta>
</office:document-meta>
</file>